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style:min-row-height="0.318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2" style:family="table-row">
      <style:table-row-properties style:min-row-height="0.201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4.251cm" style:rel-column-width="16384*"/>
    </style:style>
    <style:style style:name="Tabella1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D1" style:family="table-cell">
      <style:table-cell-properties fo:background-color="#999999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86c6" officeooo:paragraph-rsid="001386c6"/>
    </style:style>
    <style:style style:name="P2" style:family="paragraph" style:parent-style-name="Standard">
      <style:text-properties officeooo:rsid="001386c6" officeooo:paragraph-rsid="00147f1d"/>
    </style:style>
    <style:style style:name="P3" style:family="paragraph" style:parent-style-name="Standard">
      <style:text-properties fo:font-size="15pt" fo:font-weight="bold" officeooo:rsid="001386c6" officeooo:paragraph-rsid="001386c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253db6" officeooo:paragraph-rsid="00253db6"/>
    </style:style>
    <style:style style:name="P5" style:family="paragraph" style:parent-style-name="Standard">
      <style:text-properties fo:font-weight="bold" officeooo:rsid="001386c6" officeooo:paragraph-rsid="001386c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b80e1" officeooo:paragraph-rsid="001b80e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386c6" officeooo:paragraph-rsid="001386c6" style:font-weight-asian="bold" style:font-weight-complex="bold"/>
    </style:style>
    <style:style style:name="P8" style:family="paragraph" style:parent-style-name="Table_20_Contents">
      <style:text-properties officeooo:rsid="001e671a" officeooo:paragraph-rsid="001e671a"/>
    </style:style>
    <style:style style:name="P9" style:family="paragraph" style:parent-style-name="Table_20_Contents">
      <style:text-properties officeooo:rsid="001386c6" officeooo:paragraph-rsid="001386c6"/>
    </style:style>
    <style:style style:name="P10" style:family="paragraph" style:parent-style-name="Standard">
      <style:text-properties officeooo:rsid="0016ff8c" officeooo:paragraph-rsid="0016ff8c"/>
    </style:style>
    <style:style style:name="T1" style:family="text">
      <style:text-properties officeooo:rsid="001e7040"/>
    </style:style>
    <style:style style:name="T2" style:family="text">
      <style:text-properties officeooo:rsid="0024fb6d"/>
    </style:style>
    <style:style style:name="T3" style:family="text">
      <style:text-properties officeooo:rsid="001a174d"/>
    </style:style>
    <style:style style:name="T4" style:family="text">
      <style:text-properties officeooo:rsid="002022f2"/>
    </style:style>
    <style:style style:name="T5" style:family="text">
      <style:text-properties officeooo:rsid="00206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Name: @@name</text:p>
          </table:table-cell>
          <table:table-cell table:style-name="Tabella2.B1" office:value-type="string">
            <text:p text:style-name="P1">Age: @@age</text:p>
          </table:table-cell>
        </table:table-row>
        <table:table-row table:style-name="Tabella2.2">
          <table:table-cell table:style-name="Tabella2.A2" office:value-type="string">
            <text:p text:style-name="P2">Phone: @@phone</text:p>
          </table:table-cell>
          <table:table-cell table:style-name="Tabella2.B2" office:value-type="string">
            <text:p text:style-name="P2">Email: @@email</text:p>
          </table:table-cell>
        </table:table-row>
      </table:table>
      <text:p text:style-name="P1"/>
      <text:p text:style-name="P3">Address</text:p>
      <text:p text:style-name="P1">@@address.street</text:p>
      <text:p text:style-name="P1">@@address.city @@address.state @@address.zip</text:p>
      <text:p text:style-name="P4">[@@address.qrcode]</text:p>
      <text:p text:style-name="P1"/>
      <text:p text:style-name="P5">Jobs</text:p>
      <text:p text:style-name="P1"/>
      <table:table table:name="Tabella1" table:style-name="Tabella1">
        <table:table-column table:style-name="Tabella1.A"/>
        <table:table-column table:style-name="Tabella1.B" table:number-columns-repeated="3"/>
        <table:table-row>
          <table:table-cell table:style-name="Tabella1.A1" office:value-type="string">
            <text:p text:style-name="P6">QRCode</text:p>
          </table:table-cell>
          <table:table-cell table:style-name="Tabella1.A1" office:value-type="string">
            <text:p text:style-name="P7">Company</text:p>
          </table:table-cell>
          <table:table-cell table:style-name="Tabella1.A1" office:value-type="string">
            <text:p text:style-name="P7">Position</text:p>
          </table:table-cell>
          <table:table-cell table:style-name="Tabella1.D1" office:value-type="string">
            <text:p text:style-name="P7">Duration</text:p>
          </table:table-cell>
        </table:table-row>
        <table:table-row>
          <table:table-cell table:style-name="Tabella1.A2" office:value-type="string">
            <text:p text:style-name="P8">[<text:span text:style-name="T1">@@</text:span>jobs.qrcode <text:span text:style-name="T2">1</text:span>]</text:p>
          </table:table-cell>
          <table:table-cell table:style-name="Tabella1.B2" office:value-type="string">
            <text:p text:style-name="P9">@@jobs.company</text:p>
          </table:table-cell>
          <table:table-cell table:style-name="Tabella1.C2" office:value-type="string">
            <text:p text:style-name="P9">@@jobs.position</text:p>
          </table:table-cell>
          <table:table-cell table:style-name="Tabella1.D2" office:value-type="string">
            <text:p text:style-name="P9">@@jobs.duration</text:p>
          </table:table-cell>
        </table:table-row>
        <table:table-row>
          <table:table-cell table:style-name="Tabella1.A3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D2" office:value-type="string">
            <text:p text:style-name="P9"/>
          </table:table-cell>
        </table:table-row>
      </table:table>
      <text:p text:style-name="P1"/>
      <text:p text:style-name="P10"><text:span text:style-name="T3">[</text:span><text:span text:style-name="T1">@@</text:span>image <text:span text:style-name="T3">* </text:span><text:span text:style-name="T4">2</text:span><text:span text:style-name="T3">][</text:span><text:span text:style-name="T1">@@</text:span>qrcode<text:span text:style-name="T3">][</text:span><text:span text:style-name="T1">@@</text:span>nothing <text:span text:style-name="T5">3</text:span><text:span text:style-name="T3">]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86c6" officeooo:paragraph-rsid="001386c6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  <style:text-properties officeooo:rsid="001386c6" officeooo:paragraph-rsid="001386c6"/>
    </style:style>
    <style:style style:name="MT1" style:family="text">
      <style:text-properties officeooo:rsid="001a174d"/>
    </style:style>
    <style:style style:name="MT2" style:family="text">
      <style:text-properties officeooo:rsid="001e7040"/>
    </style:style>
    <style:style style:name="MT3" style:family="text">
      <style:text-properties officeooo:rsid="0018b1c4"/>
    </style:style>
    <style:style style:name="MT4" style:family="text">
      <style:text-properties officeooo:rsid="0023d1dd"/>
    </style:style>
    <style:style style:name="MT5" style:family="text">
      <style:text-properties officeooo:rsid="0016ff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@@</text:span><text:span text:style-name="MT3">image</text:span><text:span text:style-name="MT1"> </text:span><text:span text:style-name="MT4">2</text:span><text:span text:style-name="MT1">]</text:span>@@name</text:p>
      </style:header>
      <style:footer>
        <text:p text:style-name="MP2">This is the footer @@address.city<text:tab/><text:tab/><text:span text:style-name="MT1">[</text:span><text:span text:style-name="MT2">@@</text:span><text:span text:style-name="MT5">qrcode </text:span><text:span text:style-name="MT1">1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9:17:17.381249000</meta:creation-date>
    <dc:date>2025-05-31T13:25:43.473891800</dc:date>
    <meta:editing-duration>PT29M28S</meta:editing-duration>
    <meta:editing-cycles>21</meta:editing-cycles>
    <meta:generator>LibreOffice/25.2.3.2$Windows_X86_64 LibreOffice_project/bbb074479178df812d175f709636b368952c2ce3</meta:generator>
    <meta:document-statistic meta:table-count="2" meta:image-count="0" meta:object-count="0" meta:page-count="1" meta:paragraph-count="20" meta:word-count="37" meta:character-count="329" meta:non-whitespace-character-count="311"/>
  </office:meta>
</office:document-meta>
</file>